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</style:style>
    <style:style style:name="T2" style:parent-style-name="Policepardéfaut" style:family="text">
      <style:text-properties style:font-name="Times New Roman" style:font-name-complex="Times New Roman"/>
    </style:style>
    <style:style style:name="T3" style:parent-style-name="Policepardéfaut" style:family="text">
      <style:text-properties style:font-name="Times New Roman" style:font-name-complex="Times New Roman" fo:font-style="italic" style:font-style-asian="italic"/>
    </style:style>
    <style:style style:name="T4" style:parent-style-name="Policepardéfaut" style:family="text">
      <style:text-properties style:font-name="Times New Roman" style:font-name-complex="Times New Roman"/>
    </style:style>
    <style:style style:name="P5" style:parent-style-name="Normal" style:family="paragraph">
      <style:paragraph-properties fo:text-align="justify"/>
      <style:text-properties style:font-name="Times New Roman" style:font-name-complex="Times New Roman"/>
    </style:style>
    <style:style style:name="P6" style:parent-style-name="Normal" style:family="paragraph">
      <style:paragraph-properties fo:text-align="justify"/>
      <style:text-properties style:font-name="Times New Roman" style:font-name-complex="Times New Roman"/>
    </style:style>
    <style:style style:name="P7" style:parent-style-name="Normal" style:family="paragraph">
      <style:paragraph-properties fo:text-align="justify"/>
      <style:text-properties style:font-name="Times New Roman" style:font-name-complex="Times New Roman"/>
    </style:style>
  </office:automatic-styles>
  <office:body>
    <office:text text:use-soft-page-breaks="true">
      <text:p text:style-name="P1"><text:span text:style-name="T2">Pour ce projet, nous avons décidé de travailler sur le chapitre 2 de l’ouvrage de Maxime Kovalewsky, intitulé<text:s/></text:span><text:span text:style-name="T3">Coutume contemporaine et loi ancienne : droit coutumier ossétien, éclairé par l'histoire comparée</text:span><text:span text:style-name="T4">, Paris, L. Larose, 1893. Ce dernier traite du régime des biens chez les Ossètes, un peuple indo-européen du Caucase central.<text:s/></text:span></text:p>
      <text:p text:style-name="P5">En effet, il s’intéresse plus précisément aux modalités qui entourent la communauté de biens chez ce peuple. Kovalewsky considère que cette dernière prend nécessairement deux formes : celle de « propriété indivisée entre tous les membres d’un même clan » (p68), et celle de « propriété familiale » (p68). A l’époque de la parution de son ouvrage, Kovalewsky considère que la communauté de famille est encore prioritaire en Ossétie et il a décidé d’examiner de manière plus détaillée la situation de cette communauté.<text:s/></text:p>
      <text:p text:style-name="P6">Si nous avons privilégié ce chapitre particulier, c’est avant tout parce que sa relative brièveté nous permettait de le traiter en entier : en effet, il contient quasiment 30 pages, allant de la page 68 à la page 95. Ce choix nous semblait judicieux dans la mesure où il nous a permis de nous répartir équitablement les pages à transcrire et de conclure sur cette partie de l’étude. Kate Ekaterina<text:s/>a ainsi traité les pages 68 à 77, Zoé L’Eveque les pages 78 à 87 et Anahide Kasparian les pages 88 à 95.</text:p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OE</meta:initial-creator>
    <dc:creator>ZOE</dc:creator>
    <meta:creation-date>2022-01-26T11:01:00Z</meta:creation-date>
    <dc:date>2022-01-26T11:04:00Z</dc:date>
    <meta:template xlink:href="Normal" xlink:type="simple"/>
    <meta:editing-cycles>1</meta:editing-cycles>
    <meta:editing-duration>PT120S</meta:editing-duration>
    <meta:document-statistic meta:page-count="1" meta:paragraph-count="2" meta:word-count="208" meta:character-count="1354" meta:row-count="9" meta:non-whitespace-character-count="1148"/>
  </office:meta>
</office:document-meta>
</file>